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717in" svg:height="1.8539in" svg:x="5.6228in" svg:y="0.1331in">
            <draw:object draw:notify-on-update-of-ranges="Sheet1.A4:Sheet1.A19 Sheet1.B3:Sheet1.B3 Sheet1.B4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327in" svg:height="1.663in" svg:x="5.6228in" svg:y="2.0181in">
            <draw:object draw:notify-on-update-of-ranges="Sheet1.A4:Sheet1.A19 Sheet1.E3:Sheet1.E3 Sheet1.E4:Sheet1.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randmax=</text:p>
          </table:table-cell>
          <table:table-cell office:value-type="float" office:value="65535" calcext:value-type="float">
            <text:p>6553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bability, %</text:p>
          </table:table-cell>
          <table:table-cell office:value-type="string" calcext:value-type="string">
            <text:p>int probability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rand() &lt;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([.B4]/100)*[.$C$1]" office:value-type="float" office:value="131.07" calcext:value-type="float">
            <text:p>131.07</text:p>
          </table:table-cell>
          <table:table-cell table:formula="of:=[.C4]" office:value-type="float" office:value="131.07" calcext:value-type="float">
            <text:p>131.07</text:p>
          </table:table-cell>
          <table:table-cell table:formula="of:=ROUND([.D4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([.B5]/100)*[.$C$1]" office:value-type="float" office:value="131.07" calcext:value-type="float">
            <text:p>131.07</text:p>
          </table:table-cell>
          <table:table-cell table:formula="of:=SUM([.C4:.C5])" office:value-type="float" office:value="262.14" calcext:value-type="float">
            <text:p>262.14</text:p>
          </table:table-cell>
          <table:table-cell table:formula="of:=ROUND([.D5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([.B6]/100)*[.$C$1]" office:value-type="float" office:value="131.07" calcext:value-type="float">
            <text:p>131.07</text:p>
          </table:table-cell>
          <table:table-cell table:formula="of:=SUM([.C4:.C6])" office:value-type="float" office:value="393.21" calcext:value-type="float">
            <text:p>393.21</text:p>
          </table:table-cell>
          <table:table-cell table:formula="of:=ROUND([.D6]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([.B7]/100)*[.$C$1]" office:value-type="float" office:value="131.07" calcext:value-type="float">
            <text:p>131.07</text:p>
          </table:table-cell>
          <table:table-cell table:formula="of:=SUM([.C4:.C7])" office:value-type="float" office:value="524.28" calcext:value-type="float">
            <text:p>524.28</text:p>
          </table:table-cell>
          <table:table-cell table:formula="of:=ROUND([.D7])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formula="of:=([.B8]/100)*[.$C$1]" office:value-type="float" office:value="131.07" calcext:value-type="float">
            <text:p>131.07</text:p>
          </table:table-cell>
          <table:table-cell table:formula="of:=SUM([.C4:.C8])" office:value-type="float" office:value="655.35" calcext:value-type="float">
            <text:p>655.35</text:p>
          </table:table-cell>
          <table:table-cell table:formula="of:=ROUND([.D8]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9]/100)*[.$C$1]" office:value-type="float" office:value="3211.215" calcext:value-type="float">
            <text:p>3211.215</text:p>
          </table:table-cell>
          <table:table-cell table:formula="of:=SUM([.C4:.C9])" office:value-type="float" office:value="3866.565" calcext:value-type="float">
            <text:p>3866.565</text:p>
          </table:table-cell>
          <table:table-cell table:formula="of:=ROUND([.D9])"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0]/100)*[.$C$1]" office:value-type="float" office:value="3211.215" calcext:value-type="float">
            <text:p>3211.215</text:p>
          </table:table-cell>
          <table:table-cell table:formula="of:=SUM([.C4:.C10])" office:value-type="float" office:value="7077.78" calcext:value-type="float">
            <text:p>7077.78</text:p>
          </table:table-cell>
          <table:table-cell table:formula="of:=ROUND([.D10])"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1]/100)*[.$C$1]" office:value-type="float" office:value="3211.215" calcext:value-type="float">
            <text:p>3211.215</text:p>
          </table:table-cell>
          <table:table-cell table:formula="of:=SUM([.C4:.C11])" office:value-type="float" office:value="10288.995" calcext:value-type="float">
            <text:p>10288.995</text:p>
          </table:table-cell>
          <table:table-cell table:formula="of:=ROUND([.D11])" office:value-type="float" office:value="10289" calcext:value-type="float">
            <text:p>102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2]/100)*[.$C$1]" office:value-type="float" office:value="3211.215" calcext:value-type="float">
            <text:p>3211.215</text:p>
          </table:table-cell>
          <table:table-cell table:formula="of:=SUM([.C4:.C12])" office:value-type="float" office:value="13500.21" calcext:value-type="float">
            <text:p>13500.21</text:p>
          </table:table-cell>
          <table:table-cell table:formula="of:=ROUND([.D12])"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3]/100)*[.$C$1]" office:value-type="float" office:value="3211.215" calcext:value-type="float">
            <text:p>3211.215</text:p>
          </table:table-cell>
          <table:table-cell table:formula="of:=SUM([.C4:.C13])" office:value-type="float" office:value="16711.425" calcext:value-type="float">
            <text:p>16711.425</text:p>
          </table:table-cell>
          <table:table-cell table:formula="of:=ROUND([.D13])" office:value-type="float" office:value="16711" calcext:value-type="float">
            <text:p>167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4]/100)*[.$C$1]" office:value-type="float" office:value="3211.215" calcext:value-type="float">
            <text:p>3211.215</text:p>
          </table:table-cell>
          <table:table-cell table:formula="of:=SUM([.C4:.C14])" office:value-type="float" office:value="19922.64" calcext:value-type="float">
            <text:p>19922.64</text:p>
          </table:table-cell>
          <table:table-cell table:formula="of:=ROUND([.D14])"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5]/100)*[.$C$1]" office:value-type="float" office:value="3211.215" calcext:value-type="float">
            <text:p>3211.215</text:p>
          </table:table-cell>
          <table:table-cell table:formula="of:=SUM([.C4:.C15])" office:value-type="float" office:value="23133.855" calcext:value-type="float">
            <text:p>23133.855</text:p>
          </table:table-cell>
          <table:table-cell table:formula="of:=ROUND([.D15])" office:value-type="float" office:value="23134" calcext:value-type="float">
            <text:p>231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6]/100)*[.$C$1]" office:value-type="float" office:value="3211.215" calcext:value-type="float">
            <text:p>3211.215</text:p>
          </table:table-cell>
          <table:table-cell table:formula="of:=SUM([.C4:.C16])" office:value-type="float" office:value="26345.07" calcext:value-type="float">
            <text:p>26345.07</text:p>
          </table:table-cell>
          <table:table-cell table:formula="of:=ROUND([.D16])" office:value-type="float" office:value="26345" calcext:value-type="float">
            <text:p>26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7]/100)*[.$C$1]" office:value-type="float" office:value="3211.215" calcext:value-type="float">
            <text:p>3211.215</text:p>
          </table:table-cell>
          <table:table-cell table:formula="of:=SUM([.C4:.C17])" office:value-type="float" office:value="29556.285" calcext:value-type="float">
            <text:p>29556.285</text:p>
          </table:table-cell>
          <table:table-cell table:formula="of:=ROUND([.D17])" office:value-type="float" office:value="29556" calcext:value-type="float">
            <text:p>29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00-[.$B$19]-SUM([.$B$4:.$B$8]))/([.$A$18]-[.$A$9]+1)" office:value-type="float" office:value="4.9" calcext:value-type="float">
            <text:p>4.9</text:p>
          </table:table-cell>
          <table:table-cell table:formula="of:=([.B18]/100)*[.$C$1]" office:value-type="float" office:value="3211.215" calcext:value-type="float">
            <text:p>3211.215</text:p>
          </table:table-cell>
          <table:table-cell table:formula="of:=SUM([.C4:.C18])" office:value-type="float" office:value="32767.5" calcext:value-type="float">
            <text:p>32767.5</text:p>
          </table:table-cell>
          <table:table-cell table:formula="of:=ROUND([.D18])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([.B19]/100)*[.$C$1]" office:value-type="float" office:value="32767.5" calcext:value-type="float">
            <text:p>32767.5</text:p>
          </table:table-cell>
          <table:table-cell/>
          <table:table-cell table:formula="of:=[.C1]" office:value-type="float" office:value="65535" calcext:value-type="float">
            <text:p>65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8:41:23.023561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07:25:16.138631797</meta:creation-date>
    <dc:date>2020-08-05T18:43:34.039153032</dc:date>
    <meta:editing-duration>PT13M3S</meta:editing-duration>
    <meta:editing-cycles>3</meta:editing-cycles>
    <meta:generator>LibreOffice/6.3.6.2$Linux_X86_64 LibreOffice_project/30$Build-2</meta:generator>
    <meta:document-statistic meta:table-count="1" meta:cell-count="8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91cm" svg:height="4.71cm" xlink:href=".." xlink:type="simple" chart:class="chart:bar" chart:style-name="ch1">
        <chart:legend chart:legend-position="end" svg:x="1.186cm" svg:y="0.411cm" style:legend-expansion="custom" chartooo:width="2.249cm" chartooo:height="0.313cm" style:legend-expansion-aspect-ratio="7.185303514377" chart:style-name="ch2"/>
        <chart:plot-area chart:style-name="ch3" table:cell-range-address="Sheet1.A4:Sheet1.B19 Sheet1.B3:Sheet1.B3" chart:data-source-has-labels="both" svg:x="0.165cm" svg:y="-0.002cm" svg:width="12.833cm" svg:height="4.924cm">
          <chartooo:coordinate-region svg:x="0.786cm" svg:y="0.197cm" svg:width="12.212cm" svg:height="4.078cm"/>
          <chart:axis chart:dimension="x" chart:name="primary-x" chart:style-name="ch4" chartooo:axis-type="auto">
            <chartooo:date-scale/>
            <chart:categories table:cell-range-address="Sheet1.A4:Sheet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9" chart:label-cell-address="Sheet1.B3:Sheet1.B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, %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:Sheet1.A19</svg:desc>
                </draw:g>
              </table:table-cell>
              <table:table-cell office:value-type="float" office:value="0.2">
                <text:p>0.2</text:p>
                <draw:g>
                  <svg:desc>Sheet1.B4:Sheet1.B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92cm" svg:height="4.225cm" xlink:href=".." xlink:type="simple" chart:class="chart:bar" chart:style-name="ch1">
        <chart:plot-area chart:style-name="ch2" table:cell-range-address="Sheet1.A4:Sheet1.A19 Sheet1.E3:Sheet1.E19" chart:data-source-has-labels="both" svg:x="0.265cm" svg:y="0.084cm" svg:width="12.762cm" svg:height="4.057cm">
          <chartooo:coordinate-region svg:x="1.442cm" svg:y="0.283cm" svg:width="11.585cm" svg:height="3.211cm"/>
          <chart:axis chart:dimension="x" chart:name="primary-x" chart:style-name="ch3" chartooo:axis-type="auto">
            <chartooo:date-scale/>
            <chart:categories table:cell-range-address="Sheet1.A4:Sheet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19" chart:label-cell-address="Sheet1.E3:Sheet1.E3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() &lt; val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:Sheet1.A19</svg:desc>
                </draw:g>
              </table:table-cell>
              <table:table-cell office:value-type="float" office:value="131">
                <text:p>131</text:p>
                <draw:g>
                  <svg:desc>Sheet1.E4:Sheet1.E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289">
                <text:p>102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345">
                <text:p>26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556">
                <text:p>29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